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30f0d" officeooo:paragraph-rsid="00030f0d"/>
    </style:style>
    <style:style style:name="P2" style:family="paragraph" style:parent-style-name="Standard">
      <style:text-properties officeooo:rsid="00030f0d" officeooo:paragraph-rsid="00030f0d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30f0d" officeooo:paragraph-rsid="00030f0d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3b77a" officeooo:paragraph-rsid="00030f0d"/>
    </style:style>
    <style:style style:name="P5" style:family="paragraph" style:parent-style-name="Standard">
      <style:text-properties officeooo:rsid="0003b77a" officeooo:paragraph-rsid="0003b77a"/>
    </style:style>
    <style:style style:name="P6" style:family="paragraph" style:parent-style-name="Standard">
      <style:text-properties officeooo:rsid="00058de1" officeooo:paragraph-rsid="00058de1"/>
    </style:style>
    <style:style style:name="P7" style:family="paragraph" style:parent-style-name="Standard">
      <style:text-properties officeooo:rsid="000cd00e" officeooo:paragraph-rsid="000cd00e"/>
    </style:style>
    <style:style style:name="P8" style:family="paragraph" style:parent-style-name="Standard">
      <style:text-properties officeooo:rsid="000d5418" officeooo:paragraph-rsid="000d5418"/>
    </style:style>
    <style:style style:name="P9" style:family="paragraph" style:parent-style-name="Standard">
      <style:text-properties officeooo:rsid="000e8af5" officeooo:paragraph-rsid="000e8af5"/>
    </style:style>
    <style:style style:name="P10" style:family="paragraph" style:parent-style-name="Standard">
      <style:text-properties officeooo:rsid="00144f4b" officeooo:paragraph-rsid="00144f4b"/>
    </style:style>
    <style:style style:name="P11" style:family="paragraph" style:parent-style-name="Standard">
      <style:text-properties officeooo:rsid="00177385" officeooo:paragraph-rsid="00177385"/>
    </style:style>
    <style:style style:name="P12" style:family="paragraph" style:parent-style-name="Standard">
      <style:text-properties officeooo:rsid="001a21dc" officeooo:paragraph-rsid="001a21dc"/>
    </style:style>
    <style:style style:name="P13" style:family="paragraph" style:parent-style-name="Standard">
      <style:text-properties officeooo:rsid="001b4174" officeooo:paragraph-rsid="001b4174"/>
    </style:style>
    <style:style style:name="P14" style:family="paragraph" style:parent-style-name="Standard">
      <style:text-properties officeooo:paragraph-rsid="001b4174"/>
    </style:style>
    <style:style style:name="P15" style:family="paragraph" style:parent-style-name="Standard">
      <style:text-properties officeooo:rsid="001e66f9" officeooo:paragraph-rsid="001e66f9"/>
    </style:style>
    <style:style style:name="P16" style:family="paragraph" style:parent-style-name="Standard">
      <style:text-properties officeooo:rsid="0021510d" officeooo:paragraph-rsid="0021510d"/>
    </style:style>
    <style:style style:name="P17" style:family="paragraph" style:parent-style-name="Standard">
      <style:text-properties officeooo:rsid="002205fd" officeooo:paragraph-rsid="002205fd"/>
    </style:style>
    <style:style style:name="P18" style:family="paragraph" style:parent-style-name="Standard">
      <style:paragraph-properties fo:text-align="justify" style:justify-single-word="false"/>
      <style:text-properties officeooo:rsid="002205fd" officeooo:paragraph-rsid="002205fd"/>
    </style:style>
    <style:style style:name="P19" style:family="paragraph" style:parent-style-name="Standard">
      <style:paragraph-properties fo:text-align="start" style:justify-single-word="false"/>
      <style:text-properties officeooo:rsid="002205fd" officeooo:paragraph-rsid="002205fd"/>
    </style:style>
    <style:style style:name="P20" style:family="paragraph" style:parent-style-name="Standard">
      <style:paragraph-properties fo:text-align="start" style:justify-single-word="false"/>
      <style:text-properties officeooo:rsid="00223b7c" officeooo:paragraph-rsid="00223b7c"/>
    </style:style>
    <style:style style:name="P21" style:family="paragraph" style:parent-style-name="Standard">
      <style:paragraph-properties fo:text-align="start" style:justify-single-word="false"/>
      <style:text-properties officeooo:rsid="0023b869" officeooo:paragraph-rsid="0023b869"/>
    </style:style>
    <style:style style:name="P22" style:family="paragraph" style:parent-style-name="Standard">
      <style:paragraph-properties fo:break-before="page"/>
      <style:text-properties officeooo:rsid="0003b77a" officeooo:paragraph-rsid="0003b77a"/>
    </style:style>
    <style:style style:name="P23" style:family="paragraph" style:parent-style-name="Standard">
      <style:paragraph-properties fo:break-before="page"/>
      <style:text-properties officeooo:rsid="000d5418" officeooo:paragraph-rsid="000d5418"/>
    </style:style>
    <style:style style:name="P24" style:family="paragraph" style:parent-style-name="Standard">
      <style:paragraph-properties fo:break-before="page"/>
      <style:text-properties officeooo:rsid="001b4174" officeooo:paragraph-rsid="001b4174"/>
    </style:style>
    <style:style style:name="P25" style:family="paragraph" style:parent-style-name="Standard" style:list-style-name="L1">
      <style:text-properties officeooo:rsid="0003b77a" officeooo:paragraph-rsid="0003b77a"/>
    </style:style>
    <style:style style:name="P26" style:family="paragraph" style:parent-style-name="Standard" style:list-style-name="L1">
      <style:text-properties officeooo:rsid="00030f0d" officeooo:paragraph-rsid="00030f0d"/>
    </style:style>
    <style:style style:name="P27" style:family="paragraph" style:parent-style-name="Standard" style:list-style-name="L2">
      <style:text-properties officeooo:rsid="00030f0d" officeooo:paragraph-rsid="00030f0d"/>
    </style:style>
    <style:style style:name="P28" style:family="paragraph" style:parent-style-name="Standard" style:list-style-name="L3">
      <style:text-properties officeooo:rsid="00030f0d" officeooo:paragraph-rsid="00030f0d"/>
    </style:style>
    <style:style style:name="P29" style:family="paragraph" style:parent-style-name="Standard" style:list-style-name="L4">
      <style:text-properties officeooo:rsid="00058de1" officeooo:paragraph-rsid="00058de1"/>
    </style:style>
    <style:style style:name="P30" style:family="paragraph" style:parent-style-name="Standard" style:list-style-name="L4">
      <style:text-properties officeooo:rsid="0005d162" officeooo:paragraph-rsid="0005d162"/>
    </style:style>
    <style:style style:name="P31" style:family="paragraph" style:parent-style-name="Standard" style:list-style-name="L4">
      <style:text-properties officeooo:rsid="00065f0e" officeooo:paragraph-rsid="00065f0e"/>
    </style:style>
    <style:style style:name="P32" style:family="paragraph" style:parent-style-name="Standard" style:list-style-name="L4">
      <style:text-properties officeooo:rsid="0008f2f3" officeooo:paragraph-rsid="0008f2f3"/>
    </style:style>
    <style:style style:name="P33" style:family="paragraph" style:parent-style-name="Standard" style:list-style-name="L4">
      <style:text-properties officeooo:rsid="000a1e33" officeooo:paragraph-rsid="000a1e33"/>
    </style:style>
    <style:style style:name="P34" style:family="paragraph" style:parent-style-name="Standard" style:list-style-name="L4">
      <style:text-properties officeooo:rsid="000cccb3" officeooo:paragraph-rsid="000cccb3"/>
    </style:style>
    <style:style style:name="P35" style:family="paragraph" style:parent-style-name="Standard" style:list-style-name="L4">
      <style:text-properties officeooo:rsid="000cd00e" officeooo:paragraph-rsid="000cd00e"/>
    </style:style>
    <style:style style:name="P36" style:family="paragraph" style:parent-style-name="Standard" style:list-style-name="L5">
      <style:text-properties officeooo:rsid="000e8af5" officeooo:paragraph-rsid="000e8af5"/>
    </style:style>
    <style:style style:name="P37" style:family="paragraph" style:parent-style-name="Standard" style:list-style-name="L5">
      <style:text-properties officeooo:rsid="000fec27" officeooo:paragraph-rsid="000fec27"/>
    </style:style>
    <style:style style:name="P38" style:family="paragraph" style:parent-style-name="Standard" style:list-style-name="L5">
      <style:text-properties officeooo:rsid="0010fca4" officeooo:paragraph-rsid="0010fca4"/>
    </style:style>
    <style:style style:name="P39" style:family="paragraph" style:parent-style-name="Standard" style:list-style-name="L5">
      <style:text-properties officeooo:rsid="00112b9e" officeooo:paragraph-rsid="00112b9e"/>
    </style:style>
    <style:style style:name="P40" style:family="paragraph" style:parent-style-name="Standard" style:list-style-name="L5">
      <style:text-properties officeooo:rsid="00132353" officeooo:paragraph-rsid="00132353"/>
    </style:style>
    <style:style style:name="P41" style:family="paragraph" style:parent-style-name="Standard" style:list-style-name="L5">
      <style:text-properties officeooo:rsid="00144f4b" officeooo:paragraph-rsid="00144f4b"/>
    </style:style>
    <style:style style:name="P42" style:family="paragraph" style:parent-style-name="Standard" style:list-style-name="L5">
      <style:text-properties officeooo:rsid="0015e82f" officeooo:paragraph-rsid="0015e82f"/>
    </style:style>
    <style:style style:name="P43" style:family="paragraph" style:parent-style-name="Standard" style:list-style-name="L5">
      <style:text-properties officeooo:rsid="00177385" officeooo:paragraph-rsid="00177385"/>
    </style:style>
    <style:style style:name="P44" style:family="paragraph" style:parent-style-name="Standard" style:list-style-name="L6">
      <style:text-properties officeooo:rsid="00177385" officeooo:paragraph-rsid="00177385"/>
    </style:style>
    <style:style style:name="P45" style:family="paragraph" style:parent-style-name="Standard" style:list-style-name="L7">
      <style:text-properties officeooo:rsid="001b4174" officeooo:paragraph-rsid="001b4174"/>
    </style:style>
    <style:style style:name="P46" style:family="paragraph" style:parent-style-name="Standard" style:list-style-name="L7">
      <style:text-properties officeooo:rsid="001c8a1e" officeooo:paragraph-rsid="001c8a1e"/>
    </style:style>
    <style:style style:name="P47" style:family="paragraph" style:parent-style-name="Standard" style:list-style-name="L7">
      <style:text-properties officeooo:rsid="001e3cd8" officeooo:paragraph-rsid="001e3cd8"/>
    </style:style>
    <style:style style:name="P48" style:family="paragraph" style:parent-style-name="Standard" style:list-style-name="L7">
      <style:text-properties officeooo:rsid="001e3cd8" officeooo:paragraph-rsid="001e66f9"/>
    </style:style>
    <style:style style:name="P49" style:family="paragraph" style:parent-style-name="Standard" style:list-style-name="L7">
      <style:text-properties officeooo:rsid="001e66f9" officeooo:paragraph-rsid="001e66f9"/>
    </style:style>
    <style:style style:name="P50" style:family="paragraph" style:parent-style-name="Standard" style:list-style-name="L8">
      <style:paragraph-properties fo:text-align="start" style:justify-single-word="false"/>
      <style:text-properties officeooo:rsid="00223b7c" officeooo:paragraph-rsid="00223b7c"/>
    </style:style>
    <style:style style:name="P51" style:family="paragraph" style:parent-style-name="Standard" style:list-style-name="L8">
      <style:paragraph-properties fo:text-align="start" style:justify-single-word="false"/>
      <style:text-properties officeooo:rsid="00233aab" officeooo:paragraph-rsid="00233aab"/>
    </style:style>
    <style:style style:name="P52" style:family="paragraph" style:parent-style-name="Standard">
      <style:paragraph-properties fo:text-align="start" style:justify-single-word="false"/>
      <style:text-properties officeooo:rsid="00233aab" officeooo:paragraph-rsid="00233aab"/>
    </style:style>
    <style:style style:name="P53" style:family="paragraph" style:parent-style-name="Standard" style:list-style-name="L9">
      <style:paragraph-properties fo:text-align="start" style:justify-single-word="false"/>
      <style:text-properties officeooo:rsid="0023b869" officeooo:paragraph-rsid="0023b869"/>
    </style:style>
    <style:style style:name="P54" style:family="paragraph" style:parent-style-name="Standard" style:list-style-name="L9">
      <style:paragraph-properties fo:text-align="start" style:justify-single-word="false"/>
      <style:text-properties officeooo:rsid="00249887" officeooo:paragraph-rsid="00249887"/>
    </style:style>
    <style:style style:name="P55" style:family="paragraph" style:parent-style-name="Standard" style:list-style-name="L9">
      <style:paragraph-properties fo:text-align="start" style:justify-single-word="false"/>
      <style:text-properties officeooo:rsid="0025f5c6" officeooo:paragraph-rsid="0025f5c6"/>
    </style:style>
    <style:style style:name="P56" style:family="paragraph" style:parent-style-name="Standard">
      <style:paragraph-properties fo:text-align="start" style:justify-single-word="false"/>
      <style:text-properties officeooo:rsid="0025f5c6" officeooo:paragraph-rsid="0025f5c6"/>
    </style:style>
    <style:style style:name="P57" style:family="paragraph" style:parent-style-name="Standard" style:list-style-name="L9">
      <style:paragraph-properties fo:text-align="start" style:justify-single-word="false"/>
      <style:text-properties fo:font-style="italic" officeooo:rsid="0025f5c6" officeooo:paragraph-rsid="0025f5c6" style:font-style-asian="italic" style:font-style-complex="italic"/>
    </style:style>
    <style:style style:name="P58" style:family="paragraph" style:parent-style-name="Standard" style:list-style-name="L10">
      <style:paragraph-properties fo:text-align="start" style:justify-single-word="false"/>
      <style:text-properties officeooo:rsid="0026775e" officeooo:paragraph-rsid="0026775e"/>
    </style:style>
    <style:style style:name="P59" style:family="paragraph" style:parent-style-name="Standard" style:list-style-name="L10">
      <style:paragraph-properties fo:text-align="start" style:justify-single-word="false"/>
      <style:text-properties officeooo:rsid="0026dc24" officeooo:paragraph-rsid="0026dc24"/>
    </style:style>
    <style:style style:name="P60" style:family="paragraph" style:parent-style-name="Standard">
      <style:paragraph-properties fo:text-align="start" style:justify-single-word="false"/>
      <style:text-properties officeooo:rsid="0026dc24" officeooo:paragraph-rsid="0026dc24"/>
    </style:style>
    <style:style style:name="P61" style:family="paragraph" style:parent-style-name="Standard" style:list-style-name="L11">
      <style:paragraph-properties fo:text-align="start" style:justify-single-word="false"/>
      <style:text-properties officeooo:rsid="0026dc24" officeooo:paragraph-rsid="0026dc24"/>
    </style:style>
    <style:style style:name="P62" style:family="paragraph" style:parent-style-name="Standard" style:list-style-name="L4">
      <style:paragraph-properties fo:break-before="page"/>
      <style:text-properties officeooo:rsid="00058de1" officeooo:paragraph-rsid="00058de1"/>
    </style:style>
    <style:style style:name="P63" style:family="paragraph" style:parent-style-name="Standard" style:list-style-name="L5">
      <style:paragraph-properties fo:break-before="page"/>
      <style:text-properties officeooo:rsid="0015e82f" officeooo:paragraph-rsid="0015e82f"/>
    </style:style>
    <style:style style:name="P64" style:family="paragraph" style:parent-style-name="Standard">
      <style:paragraph-properties fo:text-align="start" style:justify-single-word="false" fo:break-before="page"/>
      <style:text-properties officeooo:rsid="00223b7c" officeooo:paragraph-rsid="0026775e"/>
    </style:style>
    <style:style style:name="T1" style:family="text">
      <style:text-properties officeooo:rsid="0003b77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5d162"/>
    </style:style>
    <style:style style:name="T4" style:family="text">
      <style:text-properties officeooo:rsid="000814b4"/>
    </style:style>
    <style:style style:name="T5" style:family="text">
      <style:text-properties officeooo:rsid="000fec27"/>
    </style:style>
    <style:style style:name="T6" style:family="text">
      <style:text-properties officeooo:rsid="001281ab"/>
    </style:style>
    <style:style style:name="T7" style:family="text">
      <style:text-properties officeooo:rsid="001c8a1e"/>
    </style:style>
    <style:style style:name="T8" style:family="text">
      <style:text-properties style:text-position="super 58%"/>
    </style:style>
    <style:style style:name="T9" style:family="text">
      <style:text-properties officeooo:rsid="00233aab"/>
    </style:style>
    <style:style style:name="T10" style:family="text">
      <style:text-properties officeooo:rsid="0023b869"/>
    </style:style>
    <style:style style:name="T11" style:family="text">
      <style:text-properties officeooo:rsid="0025f5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◦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▪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▪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•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▪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5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’<text:span text:style-name="T1">H</text:span>omme est-il naturellement sociable ?</text:p>
      <text:p text:style-name="P4"/>
      <text:p text:style-name="P4"/>
      <text:p text:style-name="P5">Définitions :</text:p>
      <text:list xml:id="list8076771614781687847" text:style-name="L1">
        <text:list-item>
          <text:p text:style-name="P25">L’Homme → L’Homme en général (on exclut les extravertis et les introvertis)</text:p>
        </text:list-item>
        <text:list-item>
          <text:p text:style-name="P26">Sociable = Apte à vivre en société</text:p>
        </text:list-item>
        <text:list-item>
          <text:p text:style-name="P26">Naturellement = Conforme à sa nature</text:p>
          <text:p text:style-name="P26"/>
        </text:list-item>
        <text:list-item>
          <text:p text:style-name="P26">Société</text:p>
          <text:list>
            <text:list-item>
              <text:p text:style-name="P26">On peut définir la société comme un regroupement d’individualités structuré par des liens de dépendances réciproques</text:p>
            </text:list-item>
            <text:list-item>
              <text:p text:style-name="P26">Les sociétés humaines, contrairement aux sociétés animales, sont dotées d’un grand dynamisme, d’une forte capacité de changement, et sont régies par des institutions</text:p>
            </text:list-item>
          </text:list>
        </text:list-item>
      </text:list>
      <text:p text:style-name="P2"/>
      <text:p text:style-name="P2">Problématique :</text:p>
      <text:list xml:id="list7647888339422078082" text:style-name="L2">
        <text:list-header>
          <text:p text:style-name="P27">D’un coté, on peut penser que l’Homme est naturellement sociable parce qu’il a toujours vécu en société, et il paraîtrait curieux qu’une telle constante soit contraire à sa nature. </text:p>
          <text:p text:style-name="P27">D’un autre coté, on peut penser qu’il ne l’est pas parce qu’il présente de fortes tendances anti-sociables (isolements, séparations, conflits, etc...).</text:p>
        </text:list-header>
      </text:list>
      <text:p text:style-name="P2"/>
      <text:p text:style-name="P2">Les enjeux vont changer la façon de concevoir la bonne société</text:p>
      <text:list xml:id="list1823600744044247027" text:style-name="L3">
        <text:list-header>
          <text:p text:style-name="P28">Si l’<text:span text:style-name="T1">H</text:span>omme est naturellement sociable, alors la bonne société est celle qui va resserrer les liens des hommes entre eux.</text:p>
          <text:p text:style-name="P28">Si l’<text:span text:style-name="T1">H</text:span>omme est par nature plutôt isolée que sociable, alors la bonne société est celle qui va reproduire ces conditions d’indépendances.</text:p>
        </text:list-header>
      </text:list>
      <text:p text:style-name="P2"/>
      <text:p text:style-name="P2"/>
      <text:p text:style-name="P2"/>
      <text:p text:style-name="P5"/>
      <text:p text:style-name="P22">Aristote, <text:span text:style-name="T2">Politique</text:span>, livre I, chap. II</text:p>
      <text:p text:style-name="P5"/>
      <text:p text:style-name="P6">Deux thèses principales :</text:p>
      <text:list xml:id="list2357734393264831082" text:style-name="L4">
        <text:list-item>
          <text:p text:style-name="P29">La cité est naturelle</text:p>
          <text:list>
            <text:list-item>
              <text:p text:style-name="P29">Aristote nous donne un critère de la cité :</text:p>
              <text:list>
                <text:list-item>
                  <text:p text:style-name="P29">On a une cité à partir du moment où elle atteint l’autarcie</text:p>
                  <text:list>
                    <text:list-header>
                      <text:p text:style-name="P29">= une cité auto-suffisante</text:p>
                    </text:list-header>
                  </text:list>
                  <text:p text:style-name="P29">La raison d’être d’une cité est la vie bonne, la vie heureuse</text:p>
                </text:list-item>
              </text:list>
            </text:list-item>
            <text:list-item>
              <text:p text:style-name="P29">Il y a <text:span text:style-name="T3">2</text:span> communautés importantes avant la cité :</text:p>
              <text:list>
                <text:list-item>
                  <text:p text:style-name="P29">La communauté domestique, structurée par 3 types de relations :</text:p>
                  <text:list>
                    <text:list-item>
                      <text:p text:style-name="P29">La relation conjugale entre le mari et la femme</text:p>
                      <text:list>
                        <text:list-item>
                          <text:p text:style-name="P29">Ordonnée à la procréation et à la satisfaction de l’ensemble des besoins du mari et de la femme</text:p>
                        </text:list-item>
                      </text:list>
                    </text:list-item>
                    <text:list-item>
                      <text:p text:style-name="P29">La relation du maître et de l’esclave</text:p>
                      <text:list>
                        <text:list-item>
                          <text:p text:style-name="P29">Ordonnée à la satisfaction des besoins immédiats</text:p>
                        </text:list-item>
                      </text:list>
                    </text:list-item>
                    <text:list-item>
                      <text:p text:style-name="P30">La relation du père et de l’enfant</text:p>
                      <text:list>
                        <text:list-item>
                          <text:p text:style-name="P30">Ordonnée à l’éducation</text:p>
                        </text:list-item>
                      </text:list>
                    </text:list-item>
                  </text:list>
                </text:list-item>
                <text:list-item>
                  <text:p text:style-name="P30">Le village</text:p>
                  <text:list>
                    <text:list-item>
                      <text:p text:style-name="P30">Fonctions religieuses</text:p>
                    </text:list-item>
                    <text:list-item>
                      <text:p text:style-name="P30">Fonctions de la justice</text:p>
                    </text:list-item>
                  </text:list>
                </text:list-item>
                <text:list-item>
                  <text:p text:style-name="P30">La cité</text:p>
                  <text:list>
                    <text:list-item>
                      <text:p text:style-name="P30">La plus petite communauté qui suffit à pourvoir tous les besoins de ses membres</text:p>
                    </text:list-item>
                  </text:list>
                </text:list-item>
              </text:list>
              <text:p text:style-name="P30">Chaque communauté est la fin de la communauté antérieure <text:span text:style-name="T4">à celle-ci</text:span></text:p>
            </text:list-item>
            <text:list-item>
              <text:p text:style-name="P30">« Car elle est leur fin, et la nature est fin »</text:p>
              <text:list>
                <text:list-item>
                  <text:p text:style-name="P31">La nature d’un être apparaît au terme de son développement, et non pas nécessairement au début</text:p>
                </text:list-item>
                <text:list-item>
                  <text:p text:style-name="P31">La nature, selon Aristote, est ce qui est conforme aux tendances humaines</text:p>
                </text:list-item>
              </text:list>
            </text:list-item>
          </text:list>
          <text:p text:style-name="P30"/>
        </text:list-item>
      </text:list>
      <text:p text:style-name="P6"/>
      <text:list xml:id="list105726363830790" text:continue-numbering="true" text:style-name="L4">
        <text:list-item>
          <text:p text:style-name="P62">L’être humain est par nature un animal politique</text:p>
          <text:list>
            <text:list-item>
              <text:p text:style-name="P32">Un homme qui vit naturellement (= volontairement) à l’écart de la société est soit dégradé, soit surhumain</text:p>
              <text:list>
                <text:list-item>
                  <text:p text:style-name="P32">Dégradé :</text:p>
                  <text:list>
                    <text:list-item>
                      <text:p text:style-name="P32">Ils n’accomplissent pas certaines potentialités de leur nature</text:p>
                    </text:list-item>
                  </text:list>
                </text:list-item>
                <text:list-item>
                  <text:p text:style-name="P32">Surhumain :</text:p>
                  <text:list>
                    <text:list-item>
                      <text:p text:style-name="P32">Celui qui n’aurait pas besoin de vivre en société, qui serait auto-suffisant</text:p>
                    </text:list-item>
                    <text:list-item>
                      <text:p text:style-name="P32">Un être humain n’est justement pas auto-suffisant</text:p>
                      <text:p text:style-name="P32">L’être humain est un être de manque</text:p>
                    </text:list-item>
                  </text:list>
                </text:list-item>
              </text:list>
            </text:list-item>
            <text:list-item>
              <text:p text:style-name="P32">« Que l’être humain soit un animal politique plutôt que n’importe quel animal grégaire »</text:p>
              <text:list>
                <text:list-item>
                  <text:p text:style-name="P32">« plutôt que » → l’être humain est le seul animal politique</text:p>
                  <text:p text:style-name="P32">Parce que l’être humain communique avec un langage</text:p>
                  <text:list>
                    <text:list-item>
                      <text:p text:style-name="P32">Objection : Certains animaux peuvent communiquer entre eux</text:p>
                    </text:list-item>
                  </text:list>
                </text:list-item>
              </text:list>
              <text:p text:style-name="P32">Réponse à l’objection : ne pas confondre la voix et le langage</text:p>
              <text:list text:continue-numbering="true">
                <text:list-item>
                  <text:p text:style-name="P32">Aristote reconnais une forme de communication animale : la voix</text:p>
                  <text:list>
                    <text:list-header>
                      <text:p text:style-name="P32">« la voix est le signe du douloureux et de l’agréable »</text:p>
                      <text:p text:style-name="P32">La voix leur permet de communiquer immédiatement leur ressenti</text:p>
                    </text:list-header>
                  </text:list>
                </text:list-item>
                <text:list-item>
                  <text:p text:style-name="P32">Mais l’être humain est doté du langage</text:p>
                  <text:list>
                    <text:list-header>
                      <text:p text:style-name="P33">Le langage assume les fonctions de la voix</text:p>
                      <text:p text:style-name="P33">« le langage existe en vue de manifester l’avantageux et le nuisible, et par suite aussi le juste et l’injuste »</text:p>
                      <text:p text:style-name="P34">Or cela est ce qui permet la politique, c’est-à-dire la délibération sur ce qui est juste et ce qui est injuste</text:p>
                    </text:list-header>
                  </text:list>
                </text:list-item>
              </text:list>
            </text:list-item>
            <text:list-item>
              <text:p text:style-name="P35">Logos → Langage, parole, discours, raison</text:p>
              <text:p text:style-name="P35">Le langage est ce qui permet la délibération politique autour de la meilleure manière d’organiser la cité</text:p>
              <text:list>
                <text:list-item>
                  <text:p text:style-name="P35">Le langage est la voix d’accès au bien commun</text:p>
                </text:list-item>
              </text:list>
            </text:list-item>
          </text:list>
        </text:list-item>
      </text:list>
      <text:p text:style-name="P7"/>
      <text:p text:style-name="P7"/>
      <text:p text:style-name="P7">L’être humain est un animal non seulement sociable, mais aussi politique.</text:p>
      <text:p text:style-name="P7"/>
      <text:p text:style-name="P7">Aristote n’est-il pas trop optimiste ? N’a-t-il pas une vision trop optimiste de la nature humaine qui serait orientée vers le bien commun de la cité ? N’y a-t-il pas au contraire, dans la nature humaine, des tendances de division, de domination, de destruction ?</text:p>
      <text:p text:style-name="P7"/>
      <text:p text:style-name="P7"/>
      <text:p text:style-name="P23">Hobbes, <text:span text:style-name="T2">Léviathan</text:span> (1651), chapitre 13</text:p>
      <text:p text:style-name="P8"/>
      <text:p text:style-name="P9"/>
      <text:p text:style-name="P9">La nature dissocie les humains. Si l’homme vit en société, ça n’est pas naturel.</text:p>
      <text:p text:style-name="P9"/>
      <text:list xml:id="list8756947367763065675" text:style-name="L5">
        <text:list-item>
          <text:p text:style-name="P36">Raisonnement à partir des passions humaines (« déduction à partir des passions »)</text:p>
          <text:list>
            <text:list-header>
              <text:p text:style-name="P36">Trois sources de conflit : La compétition, la défiance, et la gloire</text:p>
              <text:list>
                <text:list-header>
                  <text:p text:style-name="P36">Les hommes espèrent tous s’approprier ce qui est à leur porté.</text:p>
                  <text:list>
                    <text:list-header>
                      <text:p text:style-name="P36">L’espérance découle de l’égalité entre les hommes</text:p>
                      <text:list>
                        <text:list-header>
                          <text:p text:style-name="P36"><text:span text:style-name="T5">Pour Hobbes, l</text:span>es hommes sont égaux quant aux capacités du corps et de l’esprit</text:p>
                          <text:list>
                            <text:list-header>
                              <text:p text:style-name="P37">Les inégalités des hommes sont moins importantes que les ressemblances</text:p>
                            </text:list-header>
                          </text:list>
                        </text:list-header>
                      </text:list>
                      <text:p text:style-name="P38">Les ressemblances entre les hommes est plus grande au niveau des facultés de l’esprit qu’au niveau des <text:span text:style-name="T6">facultés</text:span> <text:span text:style-name="T6">du corps</text:span></text:p>
                      <text:list text:continue-numbering="true">
                        <text:list-header>
                          <text:p text:style-name="P38">Hobbes s’inspire sans doute de ce que dit Descartes au tout début du discours de la méthode</text:p>
                          <text:list>
                            <text:list-header>
                              <text:p text:style-name="P38">→ Le bon sens est la chose du monde la mieux partagée</text:p>
                            </text:list-header>
                          </text:list>
                          <text:p text:style-name="P38">Pour Hobbes, il y a une égalité des facultés de l’esprit car chacun est satisfait de la part d’intelligence qu’il a reçu</text:p>
                          <text:list text:continue-numbering="true">
                            <text:list-header>
                              <text:p text:style-name="P39">Pour Hobbes, si un homme est satisfait de ce qu’il a, c’est qu’il a eu assez.</text:p>
                            </text:list-header>
                          </text:list>
                        </text:list-header>
                      </text:list>
                    </text:list-header>
                  </text:list>
                  <text:p text:style-name="P39">Une fois que je me suis approprié certains biens, je vais vouloir les protéger.</text:p>
                  <text:list text:continue-numbering="true">
                    <text:list-header>
                      <text:p text:style-name="P39">J’ai peur d’autrui parce que je sais qu’il peut m’attaquer</text:p>
                      <text:list>
                        <text:list-header>
                          <text:p text:style-name="P40">Si j’ai pu acquérir un bien par la force, un autre peut me le reprendre</text:p>
                        </text:list-header>
                      </text:list>
                      <text:p text:style-name="P40">La défiance ne consiste pas qu’à rester sur la défensive. Un homme peut protéger ses biens en attaquant directement les menaces potentielles.</text:p>
                    </text:list-header>
                  </text:list>
                  <text:p text:style-name="P40">Dès que nous avons l’impression qu’autrui ne nous estime pas autant que nous nous estimons nous-même, nous allons l’attaquer.</text:p>
                  <text:list text:continue-numbering="true">
                    <text:list-header>
                      <text:p text:style-name="P40">N’importe quoi peut être vu comme un signe de mépris</text:p>
                      <text:p text:style-name="P40">C’est pourquoi nous allons attaquer autrui, pour qu’il ait une bonne estime de nous</text:p>
                      <text:list>
                        <text:list-header>
                          <text:p text:style-name="P41">Critique (prenant les thèse de Pascal) :</text:p>
                          <text:list>
                            <text:list-header>
                              <text:p text:style-name="P41">La violence ne peut changer les convictions internes d’autrui</text:p>
                            </text:list-header>
                          </text:list>
                          <text:p text:style-name="P41">Mais on peut étendre cela au delà de la violence en elle-même</text:p>
                        </text:list-header>
                      </text:list>
                    </text:list-header>
                  </text:list>
                </text:list-header>
              </text:list>
              <text:p text:style-name="P41">Toutes ces sources de conflits engendrent la guerre</text:p>
              <text:list text:continue-numbering="true">
                <text:list-header>
                  <text:p text:style-name="P41">Guerre : une situation où le combat peut survenir n’importe quand</text:p>
                </text:list-header>
              </text:list>
              <text:p text:style-name="P41"/>
              <text:p text:style-name="P41">Donc, d’après Hobbes, ce n’est pas naturel pour l’homme de vivre en société, car l’homme est plus dans la méfiance que dans la confiance.</text:p>
            </text:list-header>
          </text:list>
        </text:list-item>
      </text:list>
      <text:p text:style-name="P10"/>
      <text:list xml:id="list105727541890650" text:continue-numbering="true" text:style-name="L5">
        <text:list-item>
          <text:p text:style-name="P63">Raisonnement par l’expérience</text:p>
          <text:list>
            <text:list-header>
              <text:p text:style-name="P42">Vis-à-vis de ses semblables, l’homme est méfiant</text:p>
              <text:p text:style-name="P42">La première partie du texte montre le comportement de l’homme quand il n’y a pas de pouvoir pour le protéger.</text:p>
              <text:p text:style-name="P42">Mais la deuxième partie du texte montre que l’homme est méfiant, même quand sa sécurité est assurée.</text:p>
              <text:p text:style-name="P42">L’homme se méfie même de sa propre famille</text:p>
              <text:list>
                <text:list-header>
                  <text:p text:style-name="P42">« Quelle opinion se fait-il […] de ses enfants, de ses domestiques quand il verrouille ses coffres ? »</text:p>
                </text:list-header>
              </text:list>
              <text:p text:style-name="P42">Pour Hobbes, le droit est la liberté que chacun a d’user de sa propre puissance, </text:p>
              <text:p text:style-name="P43">Et l’État va naître du fait que chacun va se mettre d’accord avec l’autre pour transférer son pouvoir à une seul homme ou à une assemblée d’hommes.</text:p>
              <text:list text:continue-numbering="true">
                <text:list-header>
                  <text:p text:style-name="P43">Parce que c’est le moyen de maintenir un équilibre</text:p>
                  <text:p text:style-name="P43">Et aussi parce que sans cela, tout contrat est instable</text:p>
                </text:list-header>
              </text:list>
              <text:p text:style-name="P43">Dans l’État de nature, chacun a peur de l’autre</text:p>
              <text:p text:style-name="P43">Dans l’État civil, tous ont peur d’une seule personne</text:p>
              <text:list text:continue-numbering="true">
                <text:list-header>
                  <text:p text:style-name="P43">Et c’est cela qui maintient la paix</text:p>
                </text:list-header>
              </text:list>
            </text:list-header>
          </text:list>
        </text:list-item>
      </text:list>
      <text:p text:style-name="P11"/>
      <text:p text:style-name="P11">Définition traditionnelle de l’État :</text:p>
      <text:list xml:id="list2854366449711471559" text:style-name="L6">
        <text:list-item>
          <text:p text:style-name="P44">Autorité souveraine s’exerçant sur l’ensemble d’un peuple et d’un territoire déterminé. </text:p>
        </text:list-item>
        <text:list-item>
          <text:p text:style-name="P44">La notion d’État suppose la permanence du pouvoir, l’État apparaît lorsque le pouvoir s’institutionnalise, c’est-à-dire lorsqu’il cesse d’être incorporé dans la personne d’un chef. </text:p>
        </text:list-item>
        <text:list-item>
          <text:p text:style-name="P44">Le pouvoir n’appartient pas tant à la personne qu’à sa fonction. </text:p>
        </text:list-item>
      </text:list>
      <text:p text:style-name="P11"/>
      <text:p text:style-name="P11"/>
      <text:p text:style-name="P12">N’y a-t-il pas chez Hobbes l’excès inverse à celui d’Aristote ? Ne néglige t-il pas les mouvements spontanés d’entraide, de coopération, de solidarité désintéressée, au profit des actes de violence ? Certes les passions que décrit Hobbes et qui poussent au conflit existent, mais sont-elles les passions qui caractérisent le plus fondamentalement la nature humaine ? Une vision plus nuancée est-elle possible ?</text:p>
      <text:p text:style-name="P12"/>
      <text:p text:style-name="P12"/>
      <text:p text:style-name="P24">Kant, <text:span text:style-name="T2">Idée d’une histoire universelle au point de vue cosmopolitique</text:span> (1784), Quatrième proposition</text:p>
      <text:p text:style-name="P13"/>
      <text:p text:style-name="P13">Cosmopolitique → cosmo politès → citoyenneté mondiale</text:p>
      <text:p text:style-name="P13">Kant envisage l’histoire et les sociétés à partir du point de vue du genre humain</text:p>
      <text:p text:style-name="P14"/>
      <text:p text:style-name="P13">Thèse :</text:p>
      <text:p text:style-name="P13">Il y a une double tendance en l’Homme que Kant appelle « l’insociable sociabilité »</text:p>
      <text:p text:style-name="P13"/>
      <text:p text:style-name="P13">Définition : </text:p>
      <text:p text:style-name="P13"><text:tab/>« Antagonisme » : état d’opposition entre deux forces, entre deux principes</text:p>
      <text:p text:style-name="P13"/>
      <text:p text:style-name="P13"/>
      <text:list xml:id="list6654192929337976550" text:style-name="L7">
        <text:list-item>
          <text:p text:style-name="P45">Sociabilité</text:p>
          <text:list>
            <text:list-item>
              <text:p text:style-name="P45">« <text:span text:style-name="T7">L’homme possède une inclination à s’associer, car dans un tel état il se sent plus homme, c’est-à-dire ressent le développement de ses dispositions naturelles »</text:span></text:p>
              <text:list>
                <text:list-item>
                  <text:p text:style-name="P46">À la différence d’Aristote, Kant établit (2<text:span text:style-name="T8">e</text:span> proposition) que le développement des facultés ne se fait que dans l’espèce et non dans l’individu</text:p>
                  <text:list>
                    <text:list-header>
                      <text:p text:style-name="P46">L’homme se base sur les découvertes antérieures pour en faire de nouvelles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6">Insociabilité</text:p>
          <text:list>
            <text:list-item>
              <text:p text:style-name="P46">« L’homme a une forte tendance […] à vouloir tout diriger seulement selon son point de vue »</text:p>
              <text:p text:style-name="P46">///</text:p>
            </text:list-item>
            <text:list-item>
              <text:p text:style-name="P47">Selon Kant, ces défauts sont profitables</text:p>
              <text:list>
                <text:list-item>
                  <text:p text:style-name="P48">La jalousie et la volonté de dominer nous motive à progresser</text:p>
                </text:list-item>
              </text:list>
              <text:p text:style-name="P49">Il y a chez Kant un grand pessimisme à l’individuel, mais un grand optimisme au collectif</text:p>
            </text:list-item>
            <text:list-item>
              <text:p text:style-name="P49">L’insociabilité est la condition du développement des potentialités humaines</text:p>
            </text:list-item>
            <text:list-item>
              <text:p text:style-name="P49">à la différence de Hobbes, l’insociabilité n’est pas tant cause de destruction du lien sociable que de tentions au sein de la société</text:p>
            </text:list-item>
          </text:list>
        </text:list-item>
      </text:list>
      <text:p text:style-name="P15"/>
      <text:p text:style-name="P16">Pour que ces tendances puissent cohabiter, il faut un déséquilibre entre elles. </text:p>
      <text:p text:style-name="P16">La tendance dominante est celle de sociabilité, car si c’était l’insociabilité, les sociétés seraient divisées. </text:p>
      <text:p text:style-name="P16"/>
      <text:p text:style-name="P17">La nature n’est pas terminée, et c’est l’homme qui comble ce vide de la création.</text:p>
      <text:p text:style-name="P17"><text:tab/>Pour Kant, la dernière étape, c’est l’avènement du droit mondial. </text:p>
      <text:p text:style-name="P17">Le moyen que la nature utilise pour y parvenir sont les qualités peu sympathiques dont parle Kant. </text:p>
      <text:p text:style-name="P17"/>
      <text:p text:style-name="P17"/>
      <text:p text:style-name="P17">Conclusion générale :</text:p>
      <text:p text:style-name="P17"/>
      <text:p text:style-name="P18">L’homme est naturellement sociable car il n’accède à son humanité et ne peut développer son potentiel qu’en société, et plus fondamentalement, il a besoin du contact avec autrui, mais cela passe par des tendances insociables. On pourrait peut-être nuancer ce que dit Kant en se demandant si les progrès ne peuvent pas venir aussi de bonnes dispositions. </text:p>
      <text:p text:style-name="P19"/>
      <text:p text:style-name="P19"/>
      <text:p text:style-name="P64">Annexe : <text:span text:style-name="T10">Hobbes, Locke et Rousseau</text:span></text:p>
      <text:p text:style-name="P20"/>
      <text:p text:style-name="P20">Deux aspects principaux des théoriciens du contrat social :</text:p>
      <text:list xml:id="list6190684265787679882" text:style-name="L8">
        <text:list-item>
          <text:p text:style-name="P50">Un aspect juridique et politique</text:p>
          <text:list>
            <text:list-item>
              <text:p text:style-name="P50">3 fonctions :</text:p>
              <text:list>
                <text:list-item>
                  <text:p text:style-name="P50">Penser l’égalité et l’indépendance naturelle des individus</text:p>
                </text:list-item>
                <text:list-item>
                  <text:p text:style-name="P50">Comprendre pourquoi les individus ont renoncé à cette indépendance pour former des sociétés civiles</text:p>
                </text:list-item>
                <text:list-item>
                  <text:p text:style-name="P50">Indiquer les raisons qui légitiment l’autorité et qui font de l’obéissance aux lois une obligation</text:p>
                </text:list-item>
              </text:list>
            </text:list-item>
            <text:list-item>
              <text:p text:style-name="P50">On ne peut pas prétendre gouverner au nom d’une supériorité naturelle, <text:span text:style-name="T9">ni de la tradition, ni de l’autorité divine. </text:span></text:p>
            </text:list-item>
          </text:list>
        </text:list-item>
        <text:list-item>
          <text:p text:style-name="P51">Un aspect anthropologique</text:p>
          <text:list>
            <text:list-item>
              <text:p text:style-name="P51">Étudier l’homme et ses facultés</text:p>
            </text:list-item>
            <text:list-item>
              <text:p text:style-name="P51">Avec les théories du contrat social, il y a une inversion des rapports de détermination</text:p>
            </text:list-item>
          </text:list>
        </text:list-item>
      </text:list>
      <text:p text:style-name="P52"/>
      <text:p text:style-name="P21">Est-ce que l’entrée dans la société civile est positive ou non ?</text:p>
      <text:list xml:id="list7907405322396469928" text:style-name="L9">
        <text:list-item>
          <text:p text:style-name="P53">Hobbes → positif</text:p>
          <text:list>
            <text:list-item>
              <text:p text:style-name="P53">C’est la condition de la survie de l’homme </text:p>
            </text:list-item>
          </text:list>
        </text:list-item>
        <text:list-item>
          <text:p text:style-name="P53">Locke → positif</text:p>
          <text:list>
            <text:list-item>
              <text:p text:style-name="P53">Ça garantie les droits qu’on a déjà à l’état de nature</text:p>
            </text:list-item>
          </text:list>
        </text:list-item>
        <text:list-item>
          <text:p text:style-name="P54">Rousseau → <text:span text:style-name="T11">nuancé</text:span></text:p>
          <text:list>
            <text:list-header>
              <text:p text:style-name="P57">Discours sur l’origine et les fondements de l’inégalité parmi les hommes</text:p>
              <text:list>
                <text:list-header>
                  <text:p text:style-name="P55">L’homme à l’état pur de nature est amoral, c’est-à-dire qu’il est incapable de faire du bien ou du mal</text:p>
                  <text:list>
                    <text:list-header>
                      <text:p text:style-name="P55">Si quelqu’un vient me prendre ce que j’ai, je n’ai aucune raison de l’attaquer, je peux aller chercher ailleurs</text:p>
                    </text:list-header>
                  </text:list>
                  <text:p text:style-name="P55">L’amour propre arrive avec la vie en société</text:p>
                </text:list-header>
              </text:list>
              <text:p text:style-name="P57">Contrat social</text:p>
              <text:list text:continue-numbering="true">
                <text:list-header>
                  <text:p text:style-name="P55">Dans l’état de nature, l’être humain est stupide et borné</text:p>
                  <text:list>
                    <text:list-header>
                      <text:p text:style-name="P55">La vie en société lui permet de développer ses capacités et son intelligence</text:p>
                    </text:list-header>
                  </text:list>
                </text:list-header>
              </text:list>
            </text:list-header>
          </text:list>
        </text:list-item>
      </text:list>
      <text:p text:style-name="P56"/>
      <text:p text:style-name="P56">Y a-t-il une justice à l’état de nature ?</text:p>
      <text:list xml:id="list2499503886515433909" text:style-name="L10">
        <text:list-item>
          <text:p text:style-name="P58">Hobbes → non</text:p>
          <text:list>
            <text:list-item>
              <text:p text:style-name="P58">Parce que l’état de nature est un état de guerre</text:p>
              <text:list>
                <text:list-header>
                  <text:p text:style-name="P58">Dans une situation de guerre, il n’y a pas de place pour la justice</text:p>
                </text:list-header>
              </text:list>
              <text:p text:style-name="P58">Objection :</text:p>
              <text:list text:continue-numbering="true">
                <text:list-header>
                  <text:p text:style-name="P58">Certaines injustices de la guerre sont compréhensibles, d’autres non</text:p>
                  <text:list>
                    <text:list-header>
                      <text:p text:style-name="P58">(exemple : la torture)</text:p>
                    </text:list-header>
                  </text:list>
                </text:list-header>
              </text:list>
            </text:list-item>
          </text:list>
        </text:list-item>
        <text:list-item>
          <text:p text:style-name="P58">Locke → oui</text:p>
          <text:list>
            <text:list-item>
              <text:p text:style-name="P58">Si on se réfère à la raison, l’humanité entière apprend que tous étant égaux et indépendants, nul ne doit léser autrui dans sa vie, sa santé, sa liberté, ni ses biens</text:p>
            </text:list-item>
          </text:list>
        </text:list-item>
        <text:list-item>
          <text:p text:style-name="P59">Rousseau → non</text:p>
          <text:list>
            <text:list-item>
              <text:p text:style-name="P59">Il n’y a pas de reconnaissance intellectuelle </text:p>
            </text:list-item>
            <text:list-item>
              <text:p text:style-name="P59">Le fondement des devoirs à l’état de nature, c’est la compassion </text:p>
            </text:list-item>
          </text:list>
        </text:list-item>
      </text:list>
      <text:p text:style-name="P60"/>
      <text:p text:style-name="P60"><text:soft-page-break/></text:p>
      <text:p text:style-name="P60">Deux critiques des théories du contrat social : </text:p>
      <text:list xml:id="list8780747442193496382" text:style-name="L11">
        <text:list-item>
          <text:p text:style-name="P61">Est-ce qu’on ne peut pas penser une égalité de valeur entre les hommes sans se les représenter dans un état d’indépendance naturelle et d’isolement ? </text:p>
        </text:list-item>
        <text:list-item>
          <text:p text:style-name="P61">N’y a-t-il pas chez les théoriciens du contrat social une confusion entre ce qui est naturel et originaire ? </text:p>
          <text:list>
            <text:list-header>
              <text:p text:style-name="P61">Originaire = ce qui est présent dès le début </text:p>
              <text:p text:style-name="P61">La nature d’un être n’apparaît pas nécessairement au point de départ 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UI" svg:font-family="'Segoe UI'" style:font-adornments="Norm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0f0d" officeooo:paragraph-rsid="00030f0d"/>
    </style:style>
    <style:style style:name="MT1" style:family="text">
      <style:text-properties officeooo:rsid="0003b7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osophie<text:tab/><text:tab/>L’<text:span text:style-name="MT1">H</text:span>omme est-il naturellement sociable ?</text:p>
      </style:header>
      <style:footer>
        <text:p text:style-name="Footer"><text:tab/><text:page-number text:select-page="current">6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8:21:50.089000000</meta:creation-date>
    <dc:date>2019-02-14T10:57:25.294000000</dc:date>
    <meta:editing-duration>PT1H7M25S</meta:editing-duration>
    <meta:editing-cycles>15</meta:editing-cycles>
    <meta:generator>LibreOffice/5.1.6.2$Windows_x86 LibreOffice_project/07ac168c60a517dba0f0d7bc7540f5afa45f0909</meta:generator>
    <meta:document-statistic meta:table-count="0" meta:image-count="0" meta:object-count="0" meta:page-count="8" meta:paragraph-count="177" meta:word-count="2148" meta:character-count="12271" meta:non-whitespace-character-count="10384"/>
  </office:meta>
</office:document-meta>
</file>